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Adatbázis snooker</text:h>
      <text:h text:outline-level="2" text:style-name="Heading_2" text:is-list-header="true">Tábla szerkezet ehhez a táblához snooker</text:h>
      <table:table table:name="snooker_structure">
        <table:table-column table:number-columns-repeated="7"/>
        <table:table-row>
          <table:table-cell office:value-type="string">
            <text:p>Oszlop</text:p>
          </table:table-cell>
          <table:table-cell office:value-type="string">
            <text:p>Típus</text:p>
          </table:table-cell>
          <table:table-cell office:value-type="string">
            <text:p>Nulla</text:p>
          </table:table-cell>
          <table:table-cell office:value-type="string">
            <text:p>Alapértelmezett</text:p>
          </table:table-cell>
          <table:table-cell office:value-type="string">
            <text:p>Hivatkozás</text:p>
          </table:table-cell>
          <table:table-cell office:value-type="string">
            <text:p>Megjegyzések</text:p>
          </table:table-cell>
          <table:table-cell office:value-type="string">
            <text:p>Media type</text:p>
          </table:table-cell>
        </table:table-row>
        <table:table-row>
          <table:table-cell office:value-type="string">
            <text:p>Helyezes</text:p>
          </table:table-cell>
          <table:table-cell office:value-type="string">
            <text:p>int(3)</text:p>
          </table:table-cell>
          <table:table-cell office:value-type="string">
            <text:p>N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ev</text:p>
          </table:table-cell>
          <table:table-cell office:value-type="string">
            <text:p>varchar(21)</text:p>
          </table:table-cell>
          <table:table-cell office:value-type="string">
            <text:p>Igen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Orszag</text:p>
          </table:table-cell>
          <table:table-cell office:value-type="string">
            <text:p>varchar(14)</text:p>
          </table:table-cell>
          <table:table-cell office:value-type="string">
            <text:p>Igen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yeremeny</text:p>
          </table:table-cell>
          <table:table-cell office:value-type="string">
            <text:p>int(7)</text:p>
          </table:table-cell>
          <table:table-cell office:value-type="string">
            <text:p>Igen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A tábla adatainak kiíratása snooker</text:h>
      <table:table table:name="snooker_structure">
        <table:table-column table:number-columns-repeated="4"/>
        <table:table-row>
          <table:table-cell office:value-type="string">
            <text:p>Helyezes</text:p>
          </table:table-cell>
          <table:table-cell office:value-type="string">
            <text:p>Nev</text:p>
          </table:table-cell>
          <table:table-cell office:value-type="string">
            <text:p>Orszag</text:p>
          </table:table-cell>
          <table:table-cell office:value-type="string">
            <text:p>Nyeremeny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Trump Judd</text:p>
          </table:table-cell>
          <table:table-cell office:value-type="string">
            <text:p>Anglia</text:p>
          </table:table-cell>
          <table:table-cell office:value-type="float" office:value="1270500">
            <text:p>127050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O'Sullivan Ronnie</text:p>
          </table:table-cell>
          <table:table-cell office:value-type="string">
            <text:p>Anglia</text:p>
          </table:table-cell>
          <table:table-cell office:value-type="float" office:value="1116000">
            <text:p>1116000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Williams Mark</text:p>
          </table:table-cell>
          <table:table-cell office:value-type="string">
            <text:p>Wales</text:p>
          </table:table-cell>
          <table:table-cell office:value-type="float" office:value="1048250">
            <text:p>1048250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Selby Mark</text:p>
          </table:table-cell>
          <table:table-cell office:value-type="string">
            <text:p>Anglia</text:p>
          </table:table-cell>
          <table:table-cell office:value-type="float" office:value="863000">
            <text:p>863000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Robertson Neil</text:p>
          </table:table-cell>
          <table:table-cell office:value-type="string">
            <text:p>Ausztrália</text:p>
          </table:table-cell>
          <table:table-cell office:value-type="float" office:value="834500">
            <text:p>834500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Higgins John</text:p>
          </table:table-cell>
          <table:table-cell office:value-type="string">
            <text:p>Skócia</text:p>
          </table:table-cell>
          <table:table-cell office:value-type="float" office:value="743000">
            <text:p>743000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Allen Mark</text:p>
          </table:table-cell>
          <table:table-cell office:value-type="string">
            <text:p>Észak-Írország</text:p>
          </table:table-cell>
          <table:table-cell office:value-type="float" office:value="681000">
            <text:p>681000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Murphy Shaun</text:p>
          </table:table-cell>
          <table:table-cell office:value-type="string">
            <text:p>Anglia</text:p>
          </table:table-cell>
          <table:table-cell office:value-type="float" office:value="506500">
            <text:p>506500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Wilson Kyren</text:p>
          </table:table-cell>
          <table:table-cell office:value-type="string">
            <text:p>Anglia</text:p>
          </table:table-cell>
          <table:table-cell office:value-type="float" office:value="470500">
            <text:p>470500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Hawkins Barry</text:p>
          </table:table-cell>
          <table:table-cell office:value-type="string">
            <text:p>Anglia</text:p>
          </table:table-cell>
          <table:table-cell office:value-type="float" office:value="427250">
            <text:p>427250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Gilbert David</text:p>
          </table:table-cell>
          <table:table-cell office:value-type="string">
            <text:p>Anglia</text:p>
          </table:table-cell>
          <table:table-cell office:value-type="float" office:value="412000">
            <text:p>412000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Lisowski Jack</text:p>
          </table:table-cell>
          <table:table-cell office:value-type="string">
            <text:p>Anglia</text:p>
          </table:table-cell>
          <table:table-cell office:value-type="float" office:value="392250">
            <text:p>392250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Bingham Stuart</text:p>
          </table:table-cell>
          <table:table-cell office:value-type="string">
            <text:p>Anglia</text:p>
          </table:table-cell>
          <table:table-cell office:value-type="float" office:value="345500">
            <text:p>345500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Maguire Stephen</text:p>
          </table:table-cell>
          <table:table-cell office:value-type="string">
            <text:p>Skócia</text:p>
          </table:table-cell>
          <table:table-cell office:value-type="float" office:value="316000">
            <text:p>316000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Perry Joe</text:p>
          </table:table-cell>
          <table:table-cell office:value-type="string">
            <text:p>Anglia</text:p>
          </table:table-cell>
          <table:table-cell office:value-type="float" office:value="292500">
            <text:p>292500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Carter Ali</text:p>
          </table:table-cell>
          <table:table-cell office:value-type="string">
            <text:p>Anglia</text:p>
          </table:table-cell>
          <table:table-cell office:value-type="float" office:value="289000">
            <text:p>289000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Yan Bingtao</text:p>
          </table:table-cell>
          <table:table-cell office:value-type="string">
            <text:p>Kína</text:p>
          </table:table-cell>
          <table:table-cell office:value-type="float" office:value="285000">
            <text:p>285000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Ding Junhui</text:p>
          </table:table-cell>
          <table:table-cell office:value-type="string">
            <text:p>Kína</text:p>
          </table:table-cell>
          <table:table-cell office:value-type="float" office:value="270250">
            <text:p>270250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Wilson Gary</text:p>
          </table:table-cell>
          <table:table-cell office:value-type="string">
            <text:p>Anglia</text:p>
          </table:table-cell>
          <table:table-cell office:value-type="float" office:value="261100">
            <text:p>261100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Day Ryan</text:p>
          </table:table-cell>
          <table:table-cell office:value-type="string">
            <text:p>Wales</text:p>
          </table:table-cell>
          <table:table-cell office:value-type="float" office:value="244250">
            <text:p>244250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Dott Graeme</text:p>
          </table:table-cell>
          <table:table-cell office:value-type="string">
            <text:p>Skócia</text:p>
          </table:table-cell>
          <table:table-cell office:value-type="float" office:value="237750">
            <text:p>237750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Ford Tom</text:p>
          </table:table-cell>
          <table:table-cell office:value-type="string">
            <text:p>Anglia</text:p>
          </table:table-cell>
          <table:table-cell office:value-type="float" office:value="212250">
            <text:p>212250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Robertson Jimmy</text:p>
          </table:table-cell>
          <table:table-cell office:value-type="string">
            <text:p>Anglia</text:p>
          </table:table-cell>
          <table:table-cell office:value-type="float" office:value="211725">
            <text:p>211725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Guodong Xiao</text:p>
          </table:table-cell>
          <table:table-cell office:value-type="string">
            <text:p>Kína</text:p>
          </table:table-cell>
          <table:table-cell office:value-type="float" office:value="211600">
            <text:p>211600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Haotian Lyu</text:p>
          </table:table-cell>
          <table:table-cell office:value-type="string">
            <text:p>Kína</text:p>
          </table:table-cell>
          <table:table-cell office:value-type="float" office:value="191750">
            <text:p>191750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Walden Ricky</text:p>
          </table:table-cell>
          <table:table-cell office:value-type="string">
            <text:p>Anglia</text:p>
          </table:table-cell>
          <table:table-cell office:value-type="float" office:value="182750">
            <text:p>182750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Selt Matthew</text:p>
          </table:table-cell>
          <table:table-cell office:value-type="string">
            <text:p>Anglia</text:p>
          </table:table-cell>
          <table:table-cell office:value-type="float" office:value="180350">
            <text:p>180350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Brecel Luca</text:p>
          </table:table-cell>
          <table:table-cell office:value-type="string">
            <text:p>Belgium</text:p>
          </table:table-cell>
          <table:table-cell office:value-type="float" office:value="179000">
            <text:p>179000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Donaldson Scott</text:p>
          </table:table-cell>
          <table:table-cell office:value-type="string">
            <text:p>Skócia</text:p>
          </table:table-cell>
          <table:table-cell office:value-type="float" office:value="176750">
            <text:p>176750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King Mark</text:p>
          </table:table-cell>
          <table:table-cell office:value-type="string">
            <text:p>Anglia</text:p>
          </table:table-cell>
          <table:table-cell office:value-type="float" office:value="166500">
            <text:p>166500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Vafaei Hossein</text:p>
          </table:table-cell>
          <table:table-cell office:value-type="string">
            <text:p>Irán</text:p>
          </table:table-cell>
          <table:table-cell office:value-type="float" office:value="161500">
            <text:p>161500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McGill Anthony</text:p>
          </table:table-cell>
          <table:table-cell office:value-type="string">
            <text:p>Skócia</text:p>
          </table:table-cell>
          <table:table-cell office:value-type="float" office:value="160500">
            <text:p>160500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Gould Martin</text:p>
          </table:table-cell>
          <table:table-cell office:value-type="string">
            <text:p>Anglia</text:p>
          </table:table-cell>
          <table:table-cell office:value-type="float" office:value="160250">
            <text:p>160250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Maflin Kurt</text:p>
          </table:table-cell>
          <table:table-cell office:value-type="string">
            <text:p>Norvégia</text:p>
          </table:table-cell>
          <table:table-cell office:value-type="float" office:value="158600">
            <text:p>158600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Saengkham Noppon</text:p>
          </table:table-cell>
          <table:table-cell office:value-type="string">
            <text:p>Thaiföld</text:p>
          </table:table-cell>
          <table:table-cell office:value-type="float" office:value="157000">
            <text:p>157000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Liang Wenbo</text:p>
          </table:table-cell>
          <table:table-cell office:value-type="string">
            <text:p>Kína</text:p>
          </table:table-cell>
          <table:table-cell office:value-type="float" office:value="154500">
            <text:p>154500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Un-Nooh Thepchaiya</text:p>
          </table:table-cell>
          <table:table-cell office:value-type="string">
            <text:p>Thaiföld</text:p>
          </table:table-cell>
          <table:table-cell office:value-type="float" office:value="151225">
            <text:p>151225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Zhou Yuelong</text:p>
          </table:table-cell>
          <table:table-cell office:value-type="string">
            <text:p>Kína</text:p>
          </table:table-cell>
          <table:table-cell office:value-type="float" office:value="150250">
            <text:p>150250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Milkins Robert</text:p>
          </table:table-cell>
          <table:table-cell office:value-type="string">
            <text:p>Anglia</text:p>
          </table:table-cell>
          <table:table-cell office:value-type="float" office:value="149600">
            <text:p>149600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Woollaston Ben</text:p>
          </table:table-cell>
          <table:table-cell office:value-type="string">
            <text:p>Anglia</text:p>
          </table:table-cell>
          <table:table-cell office:value-type="float" office:value="146350">
            <text:p>146350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Davis Mark</text:p>
          </table:table-cell>
          <table:table-cell office:value-type="string">
            <text:p>Anglia</text:p>
          </table:table-cell>
          <table:table-cell office:value-type="float" office:value="145725">
            <text:p>145725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O'Donnell Martin</text:p>
          </table:table-cell>
          <table:table-cell office:value-type="string">
            <text:p>Anglia</text:p>
          </table:table-cell>
          <table:table-cell office:value-type="float" office:value="145250">
            <text:p>145250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Li Hang</text:p>
          </table:table-cell>
          <table:table-cell office:value-type="string">
            <text:p>Kína</text:p>
          </table:table-cell>
          <table:table-cell office:value-type="float" office:value="138000">
            <text:p>138000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Holt Michael</text:p>
          </table:table-cell>
          <table:table-cell office:value-type="string">
            <text:p>Anglia</text:p>
          </table:table-cell>
          <table:table-cell office:value-type="float" office:value="133500">
            <text:p>133500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Wakelin Chris</text:p>
          </table:table-cell>
          <table:table-cell office:value-type="string">
            <text:p>Anglia</text:p>
          </table:table-cell>
          <table:table-cell office:value-type="float" office:value="129975">
            <text:p>129975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Stevens Matthew</text:p>
          </table:table-cell>
          <table:table-cell office:value-type="string">
            <text:p>Wales</text:p>
          </table:table-cell>
          <table:table-cell office:value-type="float" office:value="129750">
            <text:p>129750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Xintong Zhao</text:p>
          </table:table-cell>
          <table:table-cell office:value-type="string">
            <text:p>Kína</text:p>
          </table:table-cell>
          <table:table-cell office:value-type="float" office:value="125750">
            <text:p>125750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Joyce Mark</text:p>
          </table:table-cell>
          <table:table-cell office:value-type="string">
            <text:p>Anglia</text:p>
          </table:table-cell>
          <table:table-cell office:value-type="float" office:value="125750">
            <text:p>125750</text:p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>Sijun Yuan</text:p>
          </table:table-cell>
          <table:table-cell office:value-type="string">
            <text:p>Kína</text:p>
          </table:table-cell>
          <table:table-cell office:value-type="float" office:value="123000">
            <text:p>123000</text:p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>Carrington Stuart</text:p>
          </table:table-cell>
          <table:table-cell office:value-type="string">
            <text:p>Anglia</text:p>
          </table:table-cell>
          <table:table-cell office:value-type="float" office:value="121750">
            <text:p>121750</text:p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>Georgiou Michael</text:p>
          </table:table-cell>
          <table:table-cell office:value-type="string">
            <text:p>Ciprus</text:p>
          </table:table-cell>
          <table:table-cell office:value-type="float" office:value="119600">
            <text:p>119600</text:p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>Akani Sunny</text:p>
          </table:table-cell>
          <table:table-cell office:value-type="string">
            <text:p>Thaiföld</text:p>
          </table:table-cell>
          <table:table-cell office:value-type="float" office:value="118500">
            <text:p>118500</text:p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>Ebdon Peter</text:p>
          </table:table-cell>
          <table:table-cell office:value-type="string">
            <text:p>Anglia</text:p>
          </table:table-cell>
          <table:table-cell office:value-type="float" office:value="111750">
            <text:p>111750</text:p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>McManus Alan</text:p>
          </table:table-cell>
          <table:table-cell office:value-type="string">
            <text:p>Skócia</text:p>
          </table:table-cell>
          <table:table-cell office:value-type="float" office:value="111250">
            <text:p>111250</text:p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>Williams Robbie</text:p>
          </table:table-cell>
          <table:table-cell office:value-type="string">
            <text:p>Anglia</text:p>
          </table:table-cell>
          <table:table-cell office:value-type="float" office:value="107500">
            <text:p>107500</text:p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>Wells Daniel</text:p>
          </table:table-cell>
          <table:table-cell office:value-type="string">
            <text:p>Wales</text:p>
          </table:table-cell>
          <table:table-cell office:value-type="float" office:value="104250">
            <text:p>104250</text:p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>Fu Marco</text:p>
          </table:table-cell>
          <table:table-cell office:value-type="string">
            <text:p>Hong Kong</text:p>
          </table:table-cell>
          <table:table-cell office:value-type="float" office:value="104250">
            <text:p>104250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White Michael</text:p>
          </table:table-cell>
          <table:table-cell office:value-type="string">
            <text:p>Wales</text:p>
          </table:table-cell>
          <table:table-cell office:value-type="float" office:value="98250">
            <text:p>98250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Higginson Andrew</text:p>
          </table:table-cell>
          <table:table-cell office:value-type="string">
            <text:p>Anglia</text:p>
          </table:table-cell>
          <table:table-cell office:value-type="float" office:value="96250">
            <text:p>96250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Highfield Liam</text:p>
          </table:table-cell>
          <table:table-cell office:value-type="string">
            <text:p>Anglia</text:p>
          </table:table-cell>
          <table:table-cell office:value-type="float" office:value="96000">
            <text:p>96000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Hamilton Anthony</text:p>
          </table:table-cell>
          <table:table-cell office:value-type="string">
            <text:p>Anglia</text:p>
          </table:table-cell>
          <table:table-cell office:value-type="float" office:value="92250">
            <text:p>92250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Ning Lu</text:p>
          </table:table-cell>
          <table:table-cell office:value-type="string">
            <text:p>Kína</text:p>
          </table:table-cell>
          <table:table-cell office:value-type="float" office:value="87250">
            <text:p>87250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Craigie Sam</text:p>
          </table:table-cell>
          <table:table-cell office:value-type="string">
            <text:p>Anglia</text:p>
          </table:table-cell>
          <table:table-cell office:value-type="float" office:value="78500">
            <text:p>78500</text:p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>Doherty Ken</text:p>
          </table:table-cell>
          <table:table-cell office:value-type="string">
            <text:p>Írország</text:p>
          </table:table-cell>
          <table:table-cell office:value-type="float" office:value="77250">
            <text:p>77250</text:p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>Pengfei Tian</text:p>
          </table:table-cell>
          <table:table-cell office:value-type="string">
            <text:p>Kína</text:p>
          </table:table-cell>
          <table:table-cell office:value-type="float" office:value="75750">
            <text:p>75750</text:p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>Dunn Mike</text:p>
          </table:table-cell>
          <table:table-cell office:value-type="string">
            <text:p>Anglia</text:p>
          </table:table-cell>
          <table:table-cell office:value-type="float" office:value="74750">
            <text:p>74750</text:p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>O'Brien Fergal</text:p>
          </table:table-cell>
          <table:table-cell office:value-type="string">
            <text:p>Írország</text:p>
          </table:table-cell>
          <table:table-cell office:value-type="float" office:value="70600">
            <text:p>70600</text:p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>O'Connor Joe</text:p>
          </table:table-cell>
          <table:table-cell office:value-type="string">
            <text:p>Anglia</text:p>
          </table:table-cell>
          <table:table-cell office:value-type="float" office:value="69750">
            <text:p>69750</text:p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>Xiwen Mei</text:p>
          </table:table-cell>
          <table:table-cell office:value-type="string">
            <text:p>Kína</text:p>
          </table:table-cell>
          <table:table-cell office:value-type="float" office:value="68000">
            <text:p>68000</text:p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>Honghao Luo</text:p>
          </table:table-cell>
          <table:table-cell office:value-type="string">
            <text:p>Kína</text:p>
          </table:table-cell>
          <table:table-cell office:value-type="float" office:value="65000">
            <text:p>65000</text:p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>Jones Jak</text:p>
          </table:table-cell>
          <table:table-cell office:value-type="string">
            <text:p>Wales</text:p>
          </table:table-cell>
          <table:table-cell office:value-type="float" office:value="54250">
            <text:p>54250</text:p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>Anda Zhang</text:p>
          </table:table-cell>
          <table:table-cell office:value-type="string">
            <text:p>Kína</text:p>
          </table:table-cell>
          <table:table-cell office:value-type="float" office:value="44750">
            <text:p>44750</text:p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>Baird Sam</text:p>
          </table:table-cell>
          <table:table-cell office:value-type="string">
            <text:p>Anglia</text:p>
          </table:table-cell>
          <table:table-cell office:value-type="float" office:value="44750">
            <text:p>44750</text:p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>Slessor Elliot</text:p>
          </table:table-cell>
          <table:table-cell office:value-type="string">
            <text:p>Anglia</text:p>
          </table:table-cell>
          <table:table-cell office:value-type="float" office:value="43500">
            <text:p>43500</text:p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>Steadman Craig</text:p>
          </table:table-cell>
          <table:table-cell office:value-type="string">
            <text:p>Anglia</text:p>
          </table:table-cell>
          <table:table-cell office:value-type="float" office:value="40500">
            <text:p>40500</text:p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>Astley John</text:p>
          </table:table-cell>
          <table:table-cell office:value-type="string">
            <text:p>Anglia</text:p>
          </table:table-cell>
          <table:table-cell office:value-type="float" office:value="40000">
            <text:p>40000</text:p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>Walker Lee</text:p>
          </table:table-cell>
          <table:table-cell office:value-type="string">
            <text:p>Wales</text:p>
          </table:table-cell>
          <table:table-cell office:value-type="float" office:value="33000">
            <text:p>33000</text:p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>Burden Alfred</text:p>
          </table:table-cell>
          <table:table-cell office:value-type="string">
            <text:p>Anglia</text:p>
          </table:table-cell>
          <table:table-cell office:value-type="float" office:value="32000">
            <text:p>32000</text:p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>Brown Jordan</text:p>
          </table:table-cell>
          <table:table-cell office:value-type="string">
            <text:p>Észak-Írország</text:p>
          </table:table-cell>
          <table:table-cell office:value-type="float" office:value="29000">
            <text:p>29000</text:p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>Lines Oliver</text:p>
          </table:table-cell>
          <table:table-cell office:value-type="string">
            <text:p>Anglia</text:p>
          </table:table-cell>
          <table:table-cell office:value-type="float" office:value="28000">
            <text:p>28000</text:p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>Carty Ashley</text:p>
          </table:table-cell>
          <table:table-cell office:value-type="string">
            <text:p>Anglia</text:p>
          </table:table-cell>
          <table:table-cell office:value-type="float" office:value="22750">
            <text:p>22750</text:p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>Wattana James</text:p>
          </table:table-cell>
          <table:table-cell office:value-type="string">
            <text:p>Thaiföld</text:p>
          </table:table-cell>
          <table:table-cell office:value-type="float" office:value="17500">
            <text:p>17500</text:p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>Chuan Leong Thor</text:p>
          </table:table-cell>
          <table:table-cell office:value-type="string">
            <text:p>Malajzia</text:p>
          </table:table-cell>
          <table:table-cell office:value-type="float" office:value="16500">
            <text:p>16500</text:p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>Clarke Jamie Rhys</text:p>
          </table:table-cell>
          <table:table-cell office:value-type="string">
            <text:p>Wales</text:p>
          </table:table-cell>
          <table:table-cell office:value-type="float" office:value="15500">
            <text:p>15500</text:p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>Miah Hammad</text:p>
          </table:table-cell>
          <table:table-cell office:value-type="string">
            <text:p>Anglia</text:p>
          </table:table-cell>
          <table:table-cell office:value-type="float" office:value="15475">
            <text:p>15475</text:p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>Chandler Harvey</text:p>
          </table:table-cell>
          <table:table-cell office:value-type="string">
            <text:p>Anglia</text:p>
          </table:table-cell>
          <table:table-cell office:value-type="float" office:value="14475">
            <text:p>14475</text:p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>Jiankang Zhang</text:p>
          </table:table-cell>
          <table:table-cell office:value-type="string">
            <text:p>Kína</text:p>
          </table:table-cell>
          <table:table-cell office:value-type="float" office:value="13600">
            <text:p>13600</text:p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>Feilong Chen</text:p>
          </table:table-cell>
          <table:table-cell office:value-type="string">
            <text:p>Kína</text:p>
          </table:table-cell>
          <table:table-cell office:value-type="float" office:value="13500">
            <text:p>13500</text:p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>Hirani Kishan</text:p>
          </table:table-cell>
          <table:table-cell office:value-type="string">
            <text:p>Wales</text:p>
          </table:table-cell>
          <table:table-cell office:value-type="float" office:value="13350">
            <text:p>13350</text:p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>Stefanow Adam</text:p>
          </table:table-cell>
          <table:table-cell office:value-type="string">
            <text:p>Lengyelország</text:p>
          </table:table-cell>
          <table:table-cell office:value-type="float" office:value="12500">
            <text:p>12500</text:p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>Heathcote Louis</text:p>
          </table:table-cell>
          <table:table-cell office:value-type="string">
            <text:p>Anglia</text:p>
          </table:table-cell>
          <table:table-cell office:value-type="float" office:value="10750">
            <text:p>10750</text:p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>Lee Andy</text:p>
          </table:table-cell>
          <table:table-cell office:value-type="string">
            <text:p>Anglia</text:p>
          </table:table-cell>
          <table:table-cell office:value-type="float" office:value="9500">
            <text:p>9500</text:p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>Zhengyi Fan</text:p>
          </table:table-cell>
          <table:table-cell office:value-type="string">
            <text:p>Kína</text:p>
          </table:table-cell>
          <table:table-cell office:value-type="float" office:value="9500">
            <text:p>9500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>Dale Dominic</text:p>
          </table:table-cell>
          <table:table-cell office:value-type="string">
            <text:p>Wales</text:p>
          </table:table-cell>
          <table:table-cell office:value-type="float" office:value="8750">
            <text:p>8750</text:p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>Jiahui Si</text:p>
          </table:table-cell>
          <table:table-cell office:value-type="string">
            <text:p>Kína</text:p>
          </table:table-cell>
          <table:table-cell office:value-type="float" office:value="7500">
            <text:p>7500</text:p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>Mann Mitchell</text:p>
          </table:table-cell>
          <table:table-cell office:value-type="string">
            <text:p>Anglia</text:p>
          </table:table-cell>
          <table:table-cell office:value-type="float" office:value="7500">
            <text:p>7500</text:p>
          </table:table-cell>
        </table:table-row>
        <table:table-row>
          <table:table-cell office:value-type="float" office:value="97">
            <text:p>97</text:p>
          </table:table-cell>
          <table:table-cell office:value-type="string">
            <text:p>Bingyu Chang</text:p>
          </table:table-cell>
          <table:table-cell office:value-type="string">
            <text:p>Kína</text:p>
          </table:table-cell>
          <table:table-cell office:value-type="float" office:value="6750">
            <text:p>6750</text:p>
          </table:table-cell>
        </table:table-row>
        <table:table-row>
          <table:table-cell office:value-type="float" office:value="98">
            <text:p>98</text:p>
          </table:table-cell>
          <table:table-cell office:value-type="string">
            <text:p>Ursenbacher Alexander</text:p>
          </table:table-cell>
          <table:table-cell office:value-type="string">
            <text:p>Svájc</text:p>
          </table:table-cell>
          <table:table-cell office:value-type="float" office:value="6750">
            <text:p>6750</text:p>
          </table:table-cell>
        </table:table-row>
        <table:table-row>
          <table:table-cell office:value-type="float" office:value="99">
            <text:p>99</text:p>
          </table:table-cell>
          <table:table-cell office:value-type="string">
            <text:p>Grace David</text:p>
          </table:table-cell>
          <table:table-cell office:value-type="string">
            <text:p>Anglia</text:p>
          </table:table-cell>
          <table:table-cell office:value-type="float" office:value="6750">
            <text:p>6750</text:p>
          </table:table-cell>
        </table:table-row>
        <table:table-row>
          <table:table-cell office:value-type="float" office:value="100">
            <text:p>100</text:p>
          </table:table-cell>
          <table:table-cell office:value-type="string">
            <text:p>Langning Bai</text:p>
          </table:table-cell>
          <table:table-cell office:value-type="string">
            <text:p>Kína</text:p>
          </table:table-cell>
          <table:table-cell office:value-type="float" office:value="5000">
            <text:p>5000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1.1</meta:generator>
    <meta:initial-creator>phpMyAdmin 5.1.1</meta:initial-creator>
    <meta:creation-date>2022-10-17T16:57:49</meta:creation-date>
  </office:meta>
</office:document-meta>
</file>